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 style:data-style-name="N37"/>
    <style:style style:name="ce1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4pt" svg:height="255.03pt" svg:x="408.25pt" svg:y="223.77pt">
            <draw:object draw:notify-on-update-of-ranges="Sheet1.J7:Sheet1.J11 Sheet1.K6:Sheet1.K6 Sheet1.K7:Sheet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Dat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Sunday</text:p>
          </table:table-cell>
          <table:table-cell office:value-type="string" calcext:value-type="string">
            <text:p>January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Day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t0</text:p>
          </table:table-cell>
          <table:table-cell table:style-name="ce1" office:value-type="time" office:time-value="PT11H22M00S" calcext:value-type="time">
            <text:p>11:22:00 AM</text:p>
          </table:table-cell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c</text:p>
          </table:table-cell>
          <table:table-cell/>
          <table:table-cell office:value-type="string" calcext:value-type="string">
            <text:p>Standard Curve</text:p>
          </table:table-cell>
          <table:table-cell table:number-columns-repeated="2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8M00S" calcext:value-type="time">
            <text:p>12:28:00 PM</text:p>
          </table:table-cell>
          <table:table-cell office:value-type="float" office:value="4514.16" calcext:value-type="float">
            <text:p>4514.16</text:p>
          </table:table-cell>
          <table:table-cell table:formula="of:=0.12656*[.F6]+86.51267" office:value-type="float" office:value="657.8247596" calcext:value-type="float">
            <text:p>657.8247596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oncentration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1M00S" calcext:value-type="time">
            <text:p>12:31:00 PM</text:p>
          </table:table-cell>
          <table:table-cell office:value-type="float" office:value="1893.37" calcext:value-type="float">
            <text:p>1893.37</text:p>
          </table:table-cell>
          <table:table-cell table:formula="of:=0.12656*[.F7]+86.51267" office:value-type="float" office:value="326.1375772" calcext:value-type="float">
            <text:p>326.1375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76.9" calcext:value-type="float">
            <text:p>7276.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01M00S" calcext:value-type="time">
            <text:p>12:01:00 PM</text:p>
          </table:table-cell>
          <table:table-cell office:value-type="float" office:value="4558.3" calcext:value-type="float">
            <text:p>4558.3</text:p>
          </table:table-cell>
          <table:table-cell table:formula="of:=0.12656*[.F8]+86.51267" office:value-type="float" office:value="663.411118" calcext:value-type="float">
            <text:p>663.41111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809.7" calcext:value-type="float">
            <text:p>4809.7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1H51M00S" calcext:value-type="time">
            <text:p>11:51:00 AM</text:p>
          </table:table-cell>
          <table:table-cell office:value-type="float" office:value="2042.62" calcext:value-type="float">
            <text:p>2042.62</text:p>
          </table:table-cell>
          <table:table-cell table:formula="of:=0.12656*[.F9]+86.51267" office:value-type="float" office:value="345.0266572" calcext:value-type="float">
            <text:p>345.026657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378.2" calcext:value-type="float">
            <text:p>3378.2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18M00S" calcext:value-type="time">
            <text:p>12:18:00 PM</text:p>
          </table:table-cell>
          <table:table-cell office:value-type="float" office:value="4480.49" calcext:value-type="float">
            <text:p>4480.49</text:p>
          </table:table-cell>
          <table:table-cell table:formula="of:=0.12656*[.F10]+86.51267" office:value-type="float" office:value="653.5634844" calcext:value-type="float">
            <text:p>653.56348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09" calcext:value-type="float">
            <text:p>1609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5M00S" calcext:value-type="time">
            <text:p>12:25:00 PM</text:p>
          </table:table-cell>
          <table:table-cell office:value-type="float" office:value="5085" calcext:value-type="float">
            <text:p>5085</text:p>
          </table:table-cell>
          <table:table-cell table:formula="of:=0.12656*[.F11]+86.51267" office:value-type="float" office:value="730.07027" calcext:value-type="float">
            <text:p>730.0702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54.5" calcext:value-type="float">
            <text:p>154.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1H45M00S" calcext:value-type="time">
            <text:p>11:45:00 AM</text:p>
          </table:table-cell>
          <table:table-cell office:value-type="float" office:value="1380.4" calcext:value-type="float">
            <text:p>1380.4</text:p>
          </table:table-cell>
          <table:table-cell table:formula="of:=0.12656*[.F12]+86.51267" office:value-type="float" office:value="261.216094" calcext:value-type="float">
            <text:p>261.216094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13M00S" calcext:value-type="time">
            <text:p>12:13:00 PM</text:p>
          </table:table-cell>
          <table:table-cell office:value-type="float" office:value="4358.1" calcext:value-type="float">
            <text:p>4358.1</text:p>
          </table:table-cell>
          <table:table-cell table:formula="of:=0.12656*[.F13]+86.51267" office:value-type="float" office:value="638.073806" calcext:value-type="float">
            <text:p>638.07380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4M00S" calcext:value-type="time">
            <text:p>12:34:00 PM</text:p>
          </table:table-cell>
          <table:table-cell office:value-type="float" office:value="5233.48" calcext:value-type="float">
            <text:p>5233.48</text:p>
          </table:table-cell>
          <table:table-cell table:formula="of:=0.12656*[.F14]+86.51267" office:value-type="float" office:value="748.8618988" calcext:value-type="float">
            <text:p>748.861898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5068.85" calcext:value-type="float">
            <text:p>5068.85</text:p>
          </table:table-cell>
          <table:table-cell table:formula="of:=0.12656*[.F15]+86.51267" office:value-type="float" office:value="728.026326" calcext:value-type="float">
            <text:p>728.02632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5M00S" calcext:value-type="time">
            <text:p>02:35:00 PM</text:p>
          </table:table-cell>
          <table:table-cell office:value-type="float" office:value="1907.13" calcext:value-type="float">
            <text:p>1907.13</text:p>
          </table:table-cell>
          <table:table-cell table:formula="of:=0.12656*[.F16]+86.51267" office:value-type="float" office:value="327.8790428" calcext:value-type="float">
            <text:p>327.879042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7M00S" calcext:value-type="time">
            <text:p>02:17:00 PM</text:p>
          </table:table-cell>
          <table:table-cell office:value-type="float" office:value="4727.93" calcext:value-type="float">
            <text:p>4727.93</text:p>
          </table:table-cell>
          <table:table-cell table:formula="of:=0.12656*[.F17]+86.51267" office:value-type="float" office:value="684.8794908" calcext:value-type="float">
            <text:p>684.879490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4613.97" calcext:value-type="float">
            <text:p>4613.97</text:p>
          </table:table-cell>
          <table:table-cell table:formula="of:=0.12656*[.F18]+86.51267" office:value-type="float" office:value="670.4567132" calcext:value-type="float">
            <text:p>670.4567132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4M00S" calcext:value-type="time">
            <text:p>02:24:00 PM</text:p>
          </table:table-cell>
          <table:table-cell office:value-type="float" office:value="5021.85" calcext:value-type="float">
            <text:p>5021.85</text:p>
          </table:table-cell>
          <table:table-cell table:formula="of:=0.12656*[.F19]+86.51267" office:value-type="float" office:value="722.078006" calcext:value-type="float">
            <text:p>722.07800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8M00S" calcext:value-type="time">
            <text:p>02:28:00 PM</text:p>
          </table:table-cell>
          <table:table-cell office:value-type="float" office:value="5010.6" calcext:value-type="float">
            <text:p>5010.6</text:p>
          </table:table-cell>
          <table:table-cell table:formula="of:=0.12656*[.F20]+86.51267" office:value-type="float" office:value="720.654206" calcext:value-type="float">
            <text:p>720.65420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3618.5" calcext:value-type="float">
            <text:p>3618.5</text:p>
          </table:table-cell>
          <table:table-cell table:formula="of:=0.12656*[.F21]+86.51267" office:value-type="float" office:value="544.47003" calcext:value-type="float">
            <text:p>544.47003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4445.3" calcext:value-type="float">
            <text:p>4445.3</text:p>
          </table:table-cell>
          <table:table-cell table:formula="of:=0.12656*[.F22]+86.51267" office:value-type="float" office:value="649.109838" calcext:value-type="float">
            <text:p>649.10983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8M00S" calcext:value-type="time">
            <text:p>02:38:00 PM</text:p>
          </table:table-cell>
          <table:table-cell office:value-type="float" office:value="5582.5" calcext:value-type="float">
            <text:p>5582.5</text:p>
          </table:table-cell>
          <table:table-cell table:formula="of:=0.12656*[.F23]+86.51267" office:value-type="float" office:value="793.03387" calcext:value-type="float">
            <text:p>793.03387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09M00S" calcext:value-type="time">
            <text:p>02:09:00 PM</text:p>
          </table:table-cell>
          <table:table-cell office:value-type="float" office:value="3577.68" calcext:value-type="float">
            <text:p>3577.68</text:p>
          </table:table-cell>
          <table:table-cell table:formula="of:=0.12656*[.F24]+86.51267" office:value-type="float" office:value="539.3038508" calcext:value-type="float">
            <text:p>539.303850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2M00S" calcext:value-type="time">
            <text:p>06:12:00 PM</text:p>
          </table:table-cell>
          <table:table-cell office:value-type="float" office:value="5034.4" calcext:value-type="float">
            <text:p>5034.4</text:p>
          </table:table-cell>
          <table:table-cell table:formula="of:=0.12656*[.F25]+86.51267" office:value-type="float" office:value="723.666334" calcext:value-type="float">
            <text:p>723.666334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5M00S" calcext:value-type="time">
            <text:p>06:15:00 PM</text:p>
          </table:table-cell>
          <table:table-cell office:value-type="float" office:value="2082.49" calcext:value-type="float">
            <text:p>2082.49</text:p>
          </table:table-cell>
          <table:table-cell table:formula="of:=0.12656*[.F26]+86.51267" office:value-type="float" office:value="350.0726044" calcext:value-type="float">
            <text:p>350.0726044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7M00S" calcext:value-type="time">
            <text:p>05:57:00 PM</text:p>
          </table:table-cell>
          <table:table-cell office:value-type="float" office:value="4702.86" calcext:value-type="float">
            <text:p>4702.86</text:p>
          </table:table-cell>
          <table:table-cell table:formula="of:=0.12656*[.F27]+86.51267" office:value-type="float" office:value="681.7066316" calcext:value-type="float">
            <text:p>681.706631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4M00S" calcext:value-type="time">
            <text:p>05:54:00 PM</text:p>
          </table:table-cell>
          <table:table-cell office:value-type="float" office:value="4814.52" calcext:value-type="float">
            <text:p>4814.52</text:p>
          </table:table-cell>
          <table:table-cell table:formula="of:=0.12656*[.F28]+86.51267" office:value-type="float" office:value="695.8383212" calcext:value-type="float">
            <text:p>695.8383212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5M00S" calcext:value-type="time">
            <text:p>06:05:00 PM</text:p>
          </table:table-cell>
          <table:table-cell office:value-type="float" office:value="4587.48" calcext:value-type="float">
            <text:p>4587.48</text:p>
          </table:table-cell>
          <table:table-cell table:formula="of:=0.12656*[.F29]+86.51267" office:value-type="float" office:value="667.1041388" calcext:value-type="float">
            <text:p>667.104138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9M00S" calcext:value-type="time">
            <text:p>06:09:00 PM</text:p>
          </table:table-cell>
          <table:table-cell office:value-type="float" office:value="5016.45" calcext:value-type="float">
            <text:p>5016.45</text:p>
          </table:table-cell>
          <table:table-cell table:formula="of:=0.12656*[.F30]+86.51267" office:value-type="float" office:value="721.394582" calcext:value-type="float">
            <text:p>721.394582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1M00S" calcext:value-type="time">
            <text:p>05:51:00 PM</text:p>
          </table:table-cell>
          <table:table-cell office:value-type="float" office:value="4139.18" calcext:value-type="float">
            <text:p>4139.18</text:p>
          </table:table-cell>
          <table:table-cell table:formula="of:=0.12656*[.F31]+86.51267" office:value-type="float" office:value="610.3672908" calcext:value-type="float">
            <text:p>610.367290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1M00S" calcext:value-type="time">
            <text:p>06:01:00 PM</text:p>
          </table:table-cell>
          <table:table-cell office:value-type="float" office:value="4858.63" calcext:value-type="float">
            <text:p>4858.63</text:p>
          </table:table-cell>
          <table:table-cell table:formula="of:=0.12656*[.F32]+86.51267" office:value-type="float" office:value="701.4208828" calcext:value-type="float">
            <text:p>701.420882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9M00S" calcext:value-type="time">
            <text:p>06:19:00 PM</text:p>
          </table:table-cell>
          <table:table-cell office:value-type="float" office:value="5408.22" calcext:value-type="float">
            <text:p>5408.22</text:p>
          </table:table-cell>
          <table:table-cell table:formula="of:=0.12656*[.F33]+86.51267" office:value-type="float" office:value="770.9769932" calcext:value-type="float">
            <text:p>770.9769932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05:49:00 PM</text:p>
          </table:table-cell>
          <table:table-cell office:value-type="float" office:value="3127.49" calcext:value-type="float">
            <text:p>3127.49</text:p>
          </table:table-cell>
          <table:table-cell table:formula="of:=0.12656*[.F34]+86.51267" office:value-type="float" office:value="482.3278044" calcext:value-type="float">
            <text:p>482.3278044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3M00S" calcext:value-type="time">
            <text:p>09:03:00 PM</text:p>
          </table:table-cell>
          <table:table-cell office:value-type="float" office:value="4983.21" calcext:value-type="float">
            <text:p>4983.21</text:p>
          </table:table-cell>
          <table:table-cell table:formula="of:=0.12656*[.F35]+86.51267" office:value-type="float" office:value="717.1877276" calcext:value-type="float">
            <text:p>717.187727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6M00S" calcext:value-type="time">
            <text:p>09:06:00 PM</text:p>
          </table:table-cell>
          <table:table-cell office:value-type="float" office:value="1920.96" calcext:value-type="float">
            <text:p>1920.96</text:p>
          </table:table-cell>
          <table:table-cell table:formula="of:=0.12656*[.F36]+86.51267" office:value-type="float" office:value="329.6293676" calcext:value-type="float">
            <text:p>329.629367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7M00S" calcext:value-type="time">
            <text:p>08:47:00 PM</text:p>
          </table:table-cell>
          <table:table-cell office:value-type="float" office:value="4780.23" calcext:value-type="float">
            <text:p>4780.23</text:p>
          </table:table-cell>
          <table:table-cell table:formula="of:=0.12656*[.F37]+86.51267" office:value-type="float" office:value="691.4985788" calcext:value-type="float">
            <text:p>691.498578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3M00S" calcext:value-type="time">
            <text:p>08:43:00 PM</text:p>
          </table:table-cell>
          <table:table-cell office:value-type="float" office:value="4432.26" calcext:value-type="float">
            <text:p>4432.26</text:p>
          </table:table-cell>
          <table:table-cell table:formula="of:=0.12656*[.F38]+86.51267" office:value-type="float" office:value="647.4594956" calcext:value-type="float">
            <text:p>647.459495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5M00S" calcext:value-type="time">
            <text:p>08:55:00 PM</text:p>
          </table:table-cell>
          <table:table-cell office:value-type="float" office:value="5057.16" calcext:value-type="float">
            <text:p>5057.16</text:p>
          </table:table-cell>
          <table:table-cell table:formula="of:=0.12656*[.F39]+86.51267" office:value-type="float" office:value="726.5468396" calcext:value-type="float">
            <text:p>726.546839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9M00S" calcext:value-type="time">
            <text:p>08:59:00 PM</text:p>
          </table:table-cell>
          <table:table-cell office:value-type="float" office:value="4929.5" calcext:value-type="float">
            <text:p>4929.5</text:p>
          </table:table-cell>
          <table:table-cell table:formula="of:=0.12656*[.F40]+86.51267" office:value-type="float" office:value="710.39019" calcext:value-type="float">
            <text:p>710.39019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0M00S" calcext:value-type="time">
            <text:p>08:40:00 PM</text:p>
          </table:table-cell>
          <table:table-cell office:value-type="float" office:value="3710.66" calcext:value-type="float">
            <text:p>3710.66</text:p>
          </table:table-cell>
          <table:table-cell table:formula="of:=0.12656*[.F41]+86.51267" office:value-type="float" office:value="556.1337996" calcext:value-type="float">
            <text:p>556.1337996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0M00S" calcext:value-type="time">
            <text:p>08:50:00 PM</text:p>
          </table:table-cell>
          <table:table-cell office:value-type="float" office:value="4805.2" calcext:value-type="float">
            <text:p>4805.2</text:p>
          </table:table-cell>
          <table:table-cell table:formula="of:=0.12656*[.F42]+86.51267" office:value-type="float" office:value="694.658782" calcext:value-type="float">
            <text:p>694.658782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5225.05" calcext:value-type="float">
            <text:p>5225.05</text:p>
          </table:table-cell>
          <table:table-cell table:formula="of:=0.12656*[.F43]+86.51267" office:value-type="float" office:value="747.794998" calcext:value-type="float">
            <text:p>747.794998</text:p>
          </table:table-cell>
          <table:table-cell table:number-columns-repeated="4"/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38M00S" calcext:value-type="time">
            <text:p>08:38:00 PM</text:p>
          </table:table-cell>
          <table:table-cell office:value-type="float" office:value="3031.68" calcext:value-type="float">
            <text:p>3031.68</text:p>
          </table:table-cell>
          <table:table-cell table:formula="of:=0.12656*[.F44]+86.51267" office:value-type="float" office:value="470.2020908" calcext:value-type="float">
            <text:p>470.2020908</text:p>
          </table:table-cell>
          <table:table-cell table:number-columns-repeated="4"/>
        </table:table-row>
      </table:table>
      <table:table table:name="Sheet1_2" table:style-name="ta1">
        <table:shapes>
          <draw:frame draw:z-index="0" draw:style-name="gr1" draw:text-style-name="P1" svg:width="453.34pt" svg:height="255.06pt" svg:x="665.21pt" svg:y="247.46pt">
            <draw:object draw:notify-on-update-of-ranges="Sheet1_2.J24:Sheet1_2.J29 Sheet1_2.K24:Sheet1_2.K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34pt" svg:height="255.03pt" svg:x="672.01pt" svg:y="9.01pt">
            <draw:object draw:notify-on-update-of-ranges="Sheet1_2.J6:Sheet1_2.J6 Sheet1_2.J7:Sheet1_2.J11 Sheet1_2.K6:Sheet1_2.K6 Sheet1_2.K7:Sheet1_2.K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Dat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Sunday</text:p>
          </table:table-cell>
          <table:table-cell office:value-type="string" calcext:value-type="string">
            <text:p>January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Day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t0</text:p>
          </table:table-cell>
          <table:table-cell table:style-name="ce1" office:value-type="time" office:time-value="PT12H07M00S" calcext:value-type="time">
            <text:p>12:07:00 PM</text:p>
          </table:table-cell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c</text:p>
          </table:table-cell>
          <table:table-cell/>
          <table:table-cell office:value-type="string" calcext:value-type="string">
            <text:p>Standard Curve t1-2</text:p>
          </table:table-cell>
          <table:table-cell table:number-columns-repeated="2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3M00S" calcext:value-type="time">
            <text:p>12:43:00 PM</text:p>
          </table:table-cell>
          <table:table-cell office:value-type="float" office:value="3054.97" calcext:value-type="float">
            <text:p>3054.97</text:p>
          </table:table-cell>
          <table:table-cell table:formula="of:=0.12681*[.F6]+43.699" office:value-type="float" office:value="431.0997457" calcext:value-type="float">
            <text:p>431.0997457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oncentration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9M00S" calcext:value-type="time">
            <text:p>12:39:00 PM</text:p>
          </table:table-cell>
          <table:table-cell office:value-type="float" office:value="3212.09" calcext:value-type="float">
            <text:p>3212.09</text:p>
          </table:table-cell>
          <table:table-cell table:formula="of:=0.12681*[.F7]+43.699" office:value-type="float" office:value="451.0241329" calcext:value-type="float">
            <text:p>451.0241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53.78" calcext:value-type="float">
            <text:p>7553.7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51M00S" calcext:value-type="time">
            <text:p>12:51:00 PM</text:p>
          </table:table-cell>
          <table:table-cell office:value-type="float" office:value="3233.09" calcext:value-type="float">
            <text:p>3233.09</text:p>
          </table:table-cell>
          <table:table-cell table:formula="of:=0.12681*[.F8]+43.699" office:value-type="float" office:value="453.6871429" calcext:value-type="float">
            <text:p>453.687142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201.1" calcext:value-type="float">
            <text:p>5201.1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8M00S" calcext:value-type="time">
            <text:p>12:48:00 PM</text:p>
          </table:table-cell>
          <table:table-cell office:value-type="float" office:value="3377.08" calcext:value-type="float">
            <text:p>3377.08</text:p>
          </table:table-cell>
          <table:table-cell table:formula="of:=0.12681*[.F9]+43.699" office:value-type="float" office:value="471.9465148" calcext:value-type="float">
            <text:p>471.946514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657.03" calcext:value-type="float">
            <text:p>3657.03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9M00S" calcext:value-type="time">
            <text:p>12:29:00 PM</text:p>
          </table:table-cell>
          <table:table-cell office:value-type="float" office:value="2777.9" calcext:value-type="float">
            <text:p>2777.9</text:p>
          </table:table-cell>
          <table:table-cell table:formula="of:=0.12681*[.F10]+43.699" office:value-type="float" office:value="395.964499" calcext:value-type="float">
            <text:p>395.96449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076.6" calcext:value-type="float">
            <text:p>2076.6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:00 PM</text:p>
          </table:table-cell>
          <table:table-cell office:value-type="float" office:value="3411.39" calcext:value-type="float">
            <text:p>3411.39</text:p>
          </table:table-cell>
          <table:table-cell table:formula="of:=0.12681*[.F11]+43.699" office:value-type="float" office:value="476.2973659" calcext:value-type="float">
            <text:p>476.29736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93.9" calcext:value-type="float">
            <text:p>393.9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54M00S" calcext:value-type="time">
            <text:p>12:54:00 PM</text:p>
          </table:table-cell>
          <table:table-cell office:value-type="float" office:value="3738.87" calcext:value-type="float">
            <text:p>3738.87</text:p>
          </table:table-cell>
          <table:table-cell table:formula="of:=0.12681*[.F12]+43.699" office:value-type="float" office:value="517.8251047" calcext:value-type="float">
            <text:p>517.8251047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2M00S" calcext:value-type="time">
            <text:p>12:32:00 PM</text:p>
          </table:table-cell>
          <table:table-cell office:value-type="float" office:value="3599.38" calcext:value-type="float">
            <text:p>3599.38</text:p>
          </table:table-cell>
          <table:table-cell table:formula="of:=0.12681*[.F13]+43.699" office:value-type="float" office:value="500.1363778" calcext:value-type="float">
            <text:p>500.1363778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7M00S" calcext:value-type="time">
            <text:p>12:37:00 PM</text:p>
          </table:table-cell>
          <table:table-cell office:value-type="float" office:value="4316.99" calcext:value-type="float">
            <text:p>4316.99</text:p>
          </table:table-cell>
          <table:table-cell table:formula="of:=0.12681*[.F14]+43.699" office:value-type="float" office:value="591.1365019" calcext:value-type="float">
            <text:p>591.1365019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3365.45" calcext:value-type="float">
            <text:p>3365.45</text:p>
          </table:table-cell>
          <table:table-cell table:formula="of:=0.12681*[.F15]+43.699" office:value-type="float" office:value="470.4717145" calcext:value-type="float">
            <text:p>470.4717145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8M00S" calcext:value-type="time">
            <text:p>03:18:00 PM</text:p>
          </table:table-cell>
          <table:table-cell office:value-type="float" office:value="3390.97" calcext:value-type="float">
            <text:p>3390.97</text:p>
          </table:table-cell>
          <table:table-cell table:formula="of:=0.12681*[.F16]+43.699" office:value-type="float" office:value="473.7079057" calcext:value-type="float">
            <text:p>473.7079057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32M00S" calcext:value-type="time">
            <text:p>03:32:00 PM</text:p>
          </table:table-cell>
          <table:table-cell office:value-type="float" office:value="3398.58" calcext:value-type="float">
            <text:p>3398.58</text:p>
          </table:table-cell>
          <table:table-cell table:formula="of:=0.12681*[.F17]+43.699" office:value-type="float" office:value="474.6729298" calcext:value-type="float">
            <text:p>474.6729298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8M00S" calcext:value-type="time">
            <text:p>03:28:00 PM</text:p>
          </table:table-cell>
          <table:table-cell office:value-type="float" office:value="3711.07" calcext:value-type="float">
            <text:p>3711.07</text:p>
          </table:table-cell>
          <table:table-cell table:formula="of:=0.12681*[.F18]+43.699" office:value-type="float" office:value="514.2997867" calcext:value-type="float">
            <text:p>514.2997867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09M00S" calcext:value-type="time">
            <text:p>03:09:00 PM</text:p>
          </table:table-cell>
          <table:table-cell office:value-type="float" office:value="3381.47" calcext:value-type="float">
            <text:p>3381.47</text:p>
          </table:table-cell>
          <table:table-cell table:formula="of:=0.12681*[.F19]+43.699" office:value-type="float" office:value="472.5032107" calcext:value-type="float">
            <text:p>472.5032107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5M00S" calcext:value-type="time">
            <text:p>03:25:00 PM</text:p>
          </table:table-cell>
          <table:table-cell office:value-type="float" office:value="3705.99" calcext:value-type="float">
            <text:p>3705.99</text:p>
          </table:table-cell>
          <table:table-cell table:formula="of:=0.12681*[.F20]+43.699" office:value-type="float" office:value="513.6555919" calcext:value-type="float">
            <text:p>513.6555919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4473.74" calcext:value-type="float">
            <text:p>4473.74</text:p>
          </table:table-cell>
          <table:table-cell table:formula="of:=0.12681*[.F21]+43.699" office:value-type="float" office:value="611.0139694" calcext:value-type="float">
            <text:p>611.0139694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2M00S" calcext:value-type="time">
            <text:p>03:12:00 PM</text:p>
          </table:table-cell>
          <table:table-cell office:value-type="float" office:value="4980.3" calcext:value-type="float">
            <text:p>4980.3</text:p>
          </table:table-cell>
          <table:table-cell table:formula="of:=0.12681*[.F22]+43.699" office:value-type="float" office:value="675.250843" calcext:value-type="float">
            <text:p>675.250843</text:p>
          </table:table-cell>
          <table:table-cell/>
          <table:table-cell office:value-type="string" calcext:value-type="string">
            <text:p>Standard Curve t3-4</text:p>
          </table:table-cell>
          <table:table-cell table:number-columns-repeated="2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5M00S" calcext:value-type="time">
            <text:p>03:15:00 PM</text:p>
          </table:table-cell>
          <table:table-cell office:value-type="float" office:value="7398.6" calcext:value-type="float">
            <text:p>7398.6</text:p>
          </table:table-cell>
          <table:table-cell table:formula="of:=0.12681*[.F23]+43.699" office:value-type="float" office:value="981.915466" calcext:value-type="float">
            <text:p>981.915466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oncentration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  <table:table-cell office:value-type="float" office:value="10004.3" calcext:value-type="float">
            <text:p>10004.3</text:p>
          </table:table-cell>
          <table:table-cell office:value-type="float" office:value="1306.5" calcext:value-type="float">
            <text:p>1306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1M00S" calcext:value-type="time">
            <text:p>06:11:00 PM</text:p>
          </table:table-cell>
          <table:table-cell office:value-type="float" office:value="3281.34" calcext:value-type="float">
            <text:p>3281.34</text:p>
          </table:table-cell>
          <table:table-cell table:formula="of:=0.1277*[.F25]+37.207" office:value-type="float" office:value="456.234118" calcext:value-type="float">
            <text:p>456.234118</text:p>
          </table:table-cell>
          <table:table-cell table:number-columns-repeated="2"/>
          <table:table-cell office:value-type="float" office:value="7527.7" calcext:value-type="float">
            <text:p>7527.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0M00S" calcext:value-type="time">
            <text:p>05:50:00 PM</text:p>
          </table:table-cell>
          <table:table-cell office:value-type="float" office:value="3465.7" calcext:value-type="float">
            <text:p>3465.7</text:p>
          </table:table-cell>
          <table:table-cell table:formula="of:=0.1277*[.F26]+37.207" office:value-type="float" office:value="479.77689" calcext:value-type="float">
            <text:p>479.77689</text:p>
          </table:table-cell>
          <table:table-cell table:number-columns-repeated="2"/>
          <table:table-cell office:value-type="float" office:value="5162.5" calcext:value-type="float">
            <text:p>5162.5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3M00S" calcext:value-type="time">
            <text:p>06:23:00 PM</text:p>
          </table:table-cell>
          <table:table-cell office:value-type="float" office:value="3525.6" calcext:value-type="float">
            <text:p>3525.6</text:p>
          </table:table-cell>
          <table:table-cell table:formula="of:=0.1277*[.F27]+37.207" office:value-type="float" office:value="487.42612" calcext:value-type="float">
            <text:p>487.42612</text:p>
          </table:table-cell>
          <table:table-cell table:number-columns-repeated="2"/>
          <table:table-cell office:value-type="float" office:value="3622.7" calcext:value-type="float">
            <text:p>3622.7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0M00S" calcext:value-type="time">
            <text:p>06:20:00 PM</text:p>
          </table:table-cell>
          <table:table-cell office:value-type="float" office:value="3810.56" calcext:value-type="float">
            <text:p>3810.56</text:p>
          </table:table-cell>
          <table:table-cell table:formula="of:=0.1277*[.F28]+37.207" office:value-type="float" office:value="523.815512" calcext:value-type="float">
            <text:p>523.815512</text:p>
          </table:table-cell>
          <table:table-cell table:number-columns-repeated="2"/>
          <table:table-cell office:value-type="float" office:value="2076.37" calcext:value-type="float">
            <text:p>2076.37</text:p>
          </table:table-cell>
          <table:table-cell office:value-type="float" office:value="301.5" calcext:value-type="float">
            <text:p>301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37M00S" calcext:value-type="time">
            <text:p>05:37:00 PM</text:p>
          </table:table-cell>
          <table:table-cell office:value-type="float" office:value="3619.8" calcext:value-type="float">
            <text:p>3619.8</text:p>
          </table:table-cell>
          <table:table-cell table:formula="of:=0.1277*[.F29]+37.207" office:value-type="float" office:value="499.45546" calcext:value-type="float">
            <text:p>499.45546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7M00S" calcext:value-type="time">
            <text:p>06:17:00 PM</text:p>
          </table:table-cell>
          <table:table-cell office:value-type="float" office:value="3825.11" calcext:value-type="float">
            <text:p>3825.11</text:p>
          </table:table-cell>
          <table:table-cell table:formula="of:=0.1277*[.F30]+37.207" office:value-type="float" office:value="525.673547" calcext:value-type="float">
            <text:p>525.673547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7M00S" calcext:value-type="time">
            <text:p>06:27:00 PM</text:p>
          </table:table-cell>
          <table:table-cell office:value-type="float" office:value="5216.5" calcext:value-type="float">
            <text:p>5216.5</text:p>
          </table:table-cell>
          <table:table-cell table:formula="of:=0.1277*[.F31]+37.207" office:value-type="float" office:value="703.35405" calcext:value-type="float">
            <text:p>703.35405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1M00S" calcext:value-type="time">
            <text:p>05:41:00 PM</text:p>
          </table:table-cell>
          <table:table-cell office:value-type="float" office:value="5648.5" calcext:value-type="float">
            <text:p>5648.5</text:p>
          </table:table-cell>
          <table:table-cell table:formula="of:=0.1277*[.F32]+37.207" office:value-type="float" office:value="758.52045" calcext:value-type="float">
            <text:p>758.52045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4M00S" calcext:value-type="time">
            <text:p>05:44:00 PM</text:p>
          </table:table-cell>
          <table:table-cell office:value-type="float" office:value="9461.14" calcext:value-type="float">
            <text:p>9461.14</text:p>
          </table:table-cell>
          <table:table-cell table:formula="of:=0.1277*[.F33]+37.207" office:value-type="float" office:value="1245.394578" calcext:value-type="float">
            <text:p>1245.394578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7M00S" calcext:value-type="time">
            <text:p>05:47:00 PM</text:p>
          </table:table-cell>
          <table:table-cell office:value-type="float" office:value="2944.73" calcext:value-type="float">
            <text:p>2944.73</text:p>
          </table:table-cell>
          <table:table-cell table:formula="of:=0.1277*[.F34]+37.207" office:value-type="float" office:value="413.249021" calcext:value-type="float">
            <text:p>413.249021</text:p>
          </table:table-cell>
          <table:table-cell table:number-columns-repeated="4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table table:name="export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c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8M00S" calcext:value-type="time">
            <text:p>12:28:00 PM</text:p>
          </table:table-cell>
          <table:table-cell office:value-type="float" office:value="4514.16" calcext:value-type="float">
            <text:p>4514.16</text:p>
          </table:table-cell>
          <table:table-cell office:value-type="float" office:value="657.8247596" calcext:value-type="float">
            <text:p>657.824759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1M00S" calcext:value-type="time">
            <text:p>12:31:00 PM</text:p>
          </table:table-cell>
          <table:table-cell office:value-type="float" office:value="1893.37" calcext:value-type="float">
            <text:p>1893.37</text:p>
          </table:table-cell>
          <table:table-cell office:value-type="float" office:value="326.1375772" calcext:value-type="float">
            <text:p>326.137577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01M00S" calcext:value-type="time">
            <text:p>12:01:00 PM</text:p>
          </table:table-cell>
          <table:table-cell office:value-type="float" office:value="4558.3" calcext:value-type="float">
            <text:p>4558.3</text:p>
          </table:table-cell>
          <table:table-cell office:value-type="float" office:value="663.411118" calcext:value-type="float">
            <text:p>663.41111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1H51M00S" calcext:value-type="time">
            <text:p>11:51:00 AM</text:p>
          </table:table-cell>
          <table:table-cell office:value-type="float" office:value="2042.62" calcext:value-type="float">
            <text:p>2042.62</text:p>
          </table:table-cell>
          <table:table-cell office:value-type="float" office:value="345.0266572" calcext:value-type="float">
            <text:p>345.026657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18M00S" calcext:value-type="time">
            <text:p>12:18:00 PM</text:p>
          </table:table-cell>
          <table:table-cell office:value-type="float" office:value="4480.49" calcext:value-type="float">
            <text:p>4480.49</text:p>
          </table:table-cell>
          <table:table-cell office:value-type="float" office:value="653.5634844" calcext:value-type="float">
            <text:p>653.5634844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5M00S" calcext:value-type="time">
            <text:p>12:25:00 PM</text:p>
          </table:table-cell>
          <table:table-cell office:value-type="float" office:value="5085" calcext:value-type="float">
            <text:p>5085</text:p>
          </table:table-cell>
          <table:table-cell office:value-type="float" office:value="730.07027" calcext:value-type="float">
            <text:p>730.07027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1H45M00S" calcext:value-type="time">
            <text:p>11:45:00 AM</text:p>
          </table:table-cell>
          <table:table-cell office:value-type="float" office:value="1380.4" calcext:value-type="float">
            <text:p>1380.4</text:p>
          </table:table-cell>
          <table:table-cell office:value-type="float" office:value="261.216094" calcext:value-type="float">
            <text:p>261.216094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13M00S" calcext:value-type="time">
            <text:p>12:13:00 PM</text:p>
          </table:table-cell>
          <table:table-cell office:value-type="float" office:value="4358.1" calcext:value-type="float">
            <text:p>4358.1</text:p>
          </table:table-cell>
          <table:table-cell office:value-type="float" office:value="638.073806" calcext:value-type="float">
            <text:p>638.07380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4M00S" calcext:value-type="time">
            <text:p>12:34:00 PM</text:p>
          </table:table-cell>
          <table:table-cell office:value-type="float" office:value="5233.48" calcext:value-type="float">
            <text:p>5233.48</text:p>
          </table:table-cell>
          <table:table-cell office:value-type="float" office:value="748.8618988" calcext:value-type="float">
            <text:p>748.861898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5068.85" calcext:value-type="float">
            <text:p>5068.85</text:p>
          </table:table-cell>
          <table:table-cell office:value-type="float" office:value="728.026326" calcext:value-type="float">
            <text:p>728.02632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5M00S" calcext:value-type="time">
            <text:p>02:35:00 PM</text:p>
          </table:table-cell>
          <table:table-cell office:value-type="float" office:value="1907.13" calcext:value-type="float">
            <text:p>1907.13</text:p>
          </table:table-cell>
          <table:table-cell office:value-type="float" office:value="327.8790428" calcext:value-type="float">
            <text:p>327.879042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7M00S" calcext:value-type="time">
            <text:p>02:17:00 PM</text:p>
          </table:table-cell>
          <table:table-cell office:value-type="float" office:value="4727.93" calcext:value-type="float">
            <text:p>4727.93</text:p>
          </table:table-cell>
          <table:table-cell office:value-type="float" office:value="684.8794908" calcext:value-type="float">
            <text:p>684.879490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4M00S" calcext:value-type="time">
            <text:p>02:14:00 PM</text:p>
          </table:table-cell>
          <table:table-cell office:value-type="float" office:value="4613.97" calcext:value-type="float">
            <text:p>4613.97</text:p>
          </table:table-cell>
          <table:table-cell office:value-type="float" office:value="670.4567132" calcext:value-type="float">
            <text:p>670.456713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4M00S" calcext:value-type="time">
            <text:p>02:24:00 PM</text:p>
          </table:table-cell>
          <table:table-cell office:value-type="float" office:value="5021.85" calcext:value-type="float">
            <text:p>5021.85</text:p>
          </table:table-cell>
          <table:table-cell office:value-type="float" office:value="722.078006" calcext:value-type="float">
            <text:p>722.07800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8M00S" calcext:value-type="time">
            <text:p>02:28:00 PM</text:p>
          </table:table-cell>
          <table:table-cell office:value-type="float" office:value="5010.6" calcext:value-type="float">
            <text:p>5010.6</text:p>
          </table:table-cell>
          <table:table-cell office:value-type="float" office:value="720.654206" calcext:value-type="float">
            <text:p>720.65420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10M00S" calcext:value-type="time">
            <text:p>02:10:00 PM</text:p>
          </table:table-cell>
          <table:table-cell office:value-type="float" office:value="3618.5" calcext:value-type="float">
            <text:p>3618.5</text:p>
          </table:table-cell>
          <table:table-cell office:value-type="float" office:value="544.47003" calcext:value-type="float">
            <text:p>544.47003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22M00S" calcext:value-type="time">
            <text:p>02:22:00 PM</text:p>
          </table:table-cell>
          <table:table-cell office:value-type="float" office:value="4445.3" calcext:value-type="float">
            <text:p>4445.3</text:p>
          </table:table-cell>
          <table:table-cell office:value-type="float" office:value="649.109838" calcext:value-type="float">
            <text:p>649.10983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38M00S" calcext:value-type="time">
            <text:p>02:38:00 PM</text:p>
          </table:table-cell>
          <table:table-cell office:value-type="float" office:value="5582.5" calcext:value-type="float">
            <text:p>5582.5</text:p>
          </table:table-cell>
          <table:table-cell office:value-type="float" office:value="793.03387" calcext:value-type="float">
            <text:p>793.03387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4H09M00S" calcext:value-type="time">
            <text:p>02:09:00 PM</text:p>
          </table:table-cell>
          <table:table-cell office:value-type="float" office:value="3577.68" calcext:value-type="float">
            <text:p>3577.68</text:p>
          </table:table-cell>
          <table:table-cell office:value-type="float" office:value="539.3038508" calcext:value-type="float">
            <text:p>539.303850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2M00S" calcext:value-type="time">
            <text:p>06:12:00 PM</text:p>
          </table:table-cell>
          <table:table-cell office:value-type="float" office:value="5034.4" calcext:value-type="float">
            <text:p>5034.4</text:p>
          </table:table-cell>
          <table:table-cell office:value-type="float" office:value="723.666334" calcext:value-type="float">
            <text:p>723.666334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5M00S" calcext:value-type="time">
            <text:p>06:15:00 PM</text:p>
          </table:table-cell>
          <table:table-cell office:value-type="float" office:value="2082.49" calcext:value-type="float">
            <text:p>2082.49</text:p>
          </table:table-cell>
          <table:table-cell office:value-type="float" office:value="350.0726044" calcext:value-type="float">
            <text:p>350.0726044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7M00S" calcext:value-type="time">
            <text:p>05:57:00 PM</text:p>
          </table:table-cell>
          <table:table-cell office:value-type="float" office:value="4702.86" calcext:value-type="float">
            <text:p>4702.86</text:p>
          </table:table-cell>
          <table:table-cell office:value-type="float" office:value="681.7066316" calcext:value-type="float">
            <text:p>681.706631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4M00S" calcext:value-type="time">
            <text:p>05:54:00 PM</text:p>
          </table:table-cell>
          <table:table-cell office:value-type="float" office:value="4814.52" calcext:value-type="float">
            <text:p>4814.52</text:p>
          </table:table-cell>
          <table:table-cell office:value-type="float" office:value="695.8383212" calcext:value-type="float">
            <text:p>695.838321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5M00S" calcext:value-type="time">
            <text:p>06:05:00 PM</text:p>
          </table:table-cell>
          <table:table-cell office:value-type="float" office:value="4587.48" calcext:value-type="float">
            <text:p>4587.48</text:p>
          </table:table-cell>
          <table:table-cell office:value-type="float" office:value="667.1041388" calcext:value-type="float">
            <text:p>667.104138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9M00S" calcext:value-type="time">
            <text:p>06:09:00 PM</text:p>
          </table:table-cell>
          <table:table-cell office:value-type="float" office:value="5016.45" calcext:value-type="float">
            <text:p>5016.45</text:p>
          </table:table-cell>
          <table:table-cell office:value-type="float" office:value="721.394582" calcext:value-type="float">
            <text:p>721.39458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1M00S" calcext:value-type="time">
            <text:p>05:51:00 PM</text:p>
          </table:table-cell>
          <table:table-cell office:value-type="float" office:value="4139.18" calcext:value-type="float">
            <text:p>4139.18</text:p>
          </table:table-cell>
          <table:table-cell office:value-type="float" office:value="610.3672908" calcext:value-type="float">
            <text:p>610.367290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01M00S" calcext:value-type="time">
            <text:p>06:01:00 PM</text:p>
          </table:table-cell>
          <table:table-cell office:value-type="float" office:value="4858.63" calcext:value-type="float">
            <text:p>4858.63</text:p>
          </table:table-cell>
          <table:table-cell office:value-type="float" office:value="701.4208828" calcext:value-type="float">
            <text:p>701.420882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9M00S" calcext:value-type="time">
            <text:p>06:19:00 PM</text:p>
          </table:table-cell>
          <table:table-cell office:value-type="float" office:value="5408.22" calcext:value-type="float">
            <text:p>5408.22</text:p>
          </table:table-cell>
          <table:table-cell office:value-type="float" office:value="770.9769932" calcext:value-type="float">
            <text:p>770.976993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05:49:00 PM</text:p>
          </table:table-cell>
          <table:table-cell office:value-type="float" office:value="3127.49" calcext:value-type="float">
            <text:p>3127.49</text:p>
          </table:table-cell>
          <table:table-cell office:value-type="float" office:value="482.3278044" calcext:value-type="float">
            <text:p>482.3278044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3M00S" calcext:value-type="time">
            <text:p>09:03:00 PM</text:p>
          </table:table-cell>
          <table:table-cell office:value-type="float" office:value="4983.21" calcext:value-type="float">
            <text:p>4983.21</text:p>
          </table:table-cell>
          <table:table-cell office:value-type="float" office:value="717.1877276" calcext:value-type="float">
            <text:p>717.187727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6M00S" calcext:value-type="time">
            <text:p>09:06:00 PM</text:p>
          </table:table-cell>
          <table:table-cell office:value-type="float" office:value="1920.96" calcext:value-type="float">
            <text:p>1920.96</text:p>
          </table:table-cell>
          <table:table-cell office:value-type="float" office:value="329.6293676" calcext:value-type="float">
            <text:p>329.629367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7M00S" calcext:value-type="time">
            <text:p>08:47:00 PM</text:p>
          </table:table-cell>
          <table:table-cell office:value-type="float" office:value="4780.23" calcext:value-type="float">
            <text:p>4780.23</text:p>
          </table:table-cell>
          <table:table-cell office:value-type="float" office:value="691.4985788" calcext:value-type="float">
            <text:p>691.498578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3M00S" calcext:value-type="time">
            <text:p>08:43:00 PM</text:p>
          </table:table-cell>
          <table:table-cell office:value-type="float" office:value="4432.26" calcext:value-type="float">
            <text:p>4432.26</text:p>
          </table:table-cell>
          <table:table-cell office:value-type="float" office:value="647.4594956" calcext:value-type="float">
            <text:p>647.459495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5M00S" calcext:value-type="time">
            <text:p>08:55:00 PM</text:p>
          </table:table-cell>
          <table:table-cell office:value-type="float" office:value="5057.16" calcext:value-type="float">
            <text:p>5057.16</text:p>
          </table:table-cell>
          <table:table-cell office:value-type="float" office:value="726.5468396" calcext:value-type="float">
            <text:p>726.546839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9M00S" calcext:value-type="time">
            <text:p>08:59:00 PM</text:p>
          </table:table-cell>
          <table:table-cell office:value-type="float" office:value="4929.5" calcext:value-type="float">
            <text:p>4929.5</text:p>
          </table:table-cell>
          <table:table-cell office:value-type="float" office:value="710.39019" calcext:value-type="float">
            <text:p>710.39019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40M00S" calcext:value-type="time">
            <text:p>08:40:00 PM</text:p>
          </table:table-cell>
          <table:table-cell office:value-type="float" office:value="3710.66" calcext:value-type="float">
            <text:p>3710.66</text:p>
          </table:table-cell>
          <table:table-cell office:value-type="float" office:value="556.1337996" calcext:value-type="float">
            <text:p>556.1337996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50M00S" calcext:value-type="time">
            <text:p>08:50:00 PM</text:p>
          </table:table-cell>
          <table:table-cell office:value-type="float" office:value="4805.2" calcext:value-type="float">
            <text:p>4805.2</text:p>
          </table:table-cell>
          <table:table-cell office:value-type="float" office:value="694.658782" calcext:value-type="float">
            <text:p>694.658782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5225.05" calcext:value-type="float">
            <text:p>5225.05</text:p>
          </table:table-cell>
          <table:table-cell office:value-type="float" office:value="747.794998" calcext:value-type="float">
            <text:p>747.794998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time" office:time-value="PT20H38M00S" calcext:value-type="time">
            <text:p>08:38:00 PM</text:p>
          </table:table-cell>
          <table:table-cell office:value-type="float" office:value="3031.68" calcext:value-type="float">
            <text:p>3031.68</text:p>
          </table:table-cell>
          <table:table-cell office:value-type="float" office:value="470.2020908" calcext:value-type="float">
            <text:p>470.202090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3M00S" calcext:value-type="time">
            <text:p>12:43:00 PM</text:p>
          </table:table-cell>
          <table:table-cell office:value-type="float" office:value="3054.97" calcext:value-type="float">
            <text:p>3054.97</text:p>
          </table:table-cell>
          <table:table-cell office:value-type="float" office:value="431.0997457" calcext:value-type="float">
            <text:p>431.099745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9M00S" calcext:value-type="time">
            <text:p>12:39:00 PM</text:p>
          </table:table-cell>
          <table:table-cell office:value-type="float" office:value="3212.09" calcext:value-type="float">
            <text:p>3212.09</text:p>
          </table:table-cell>
          <table:table-cell office:value-type="float" office:value="451.0241329" calcext:value-type="float">
            <text:p>451.024132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51M00S" calcext:value-type="time">
            <text:p>12:51:00 PM</text:p>
          </table:table-cell>
          <table:table-cell office:value-type="float" office:value="3233.09" calcext:value-type="float">
            <text:p>3233.09</text:p>
          </table:table-cell>
          <table:table-cell office:value-type="float" office:value="453.6871429" calcext:value-type="float">
            <text:p>453.687142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8M00S" calcext:value-type="time">
            <text:p>12:48:00 PM</text:p>
          </table:table-cell>
          <table:table-cell office:value-type="float" office:value="3377.08" calcext:value-type="float">
            <text:p>3377.08</text:p>
          </table:table-cell>
          <table:table-cell office:value-type="float" office:value="471.9465148" calcext:value-type="float">
            <text:p>471.946514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29M00S" calcext:value-type="time">
            <text:p>12:29:00 PM</text:p>
          </table:table-cell>
          <table:table-cell office:value-type="float" office:value="2777.9" calcext:value-type="float">
            <text:p>2777.9</text:p>
          </table:table-cell>
          <table:table-cell office:value-type="float" office:value="395.964499" calcext:value-type="float">
            <text:p>395.96449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:00 PM</text:p>
          </table:table-cell>
          <table:table-cell office:value-type="float" office:value="3411.39" calcext:value-type="float">
            <text:p>3411.39</text:p>
          </table:table-cell>
          <table:table-cell office:value-type="float" office:value="476.2973659" calcext:value-type="float">
            <text:p>476.297365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54M00S" calcext:value-type="time">
            <text:p>12:54:00 PM</text:p>
          </table:table-cell>
          <table:table-cell office:value-type="float" office:value="3738.87" calcext:value-type="float">
            <text:p>3738.87</text:p>
          </table:table-cell>
          <table:table-cell office:value-type="float" office:value="517.8251047" calcext:value-type="float">
            <text:p>517.825104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2M00S" calcext:value-type="time">
            <text:p>12:32:00 PM</text:p>
          </table:table-cell>
          <table:table-cell office:value-type="float" office:value="3599.38" calcext:value-type="float">
            <text:p>3599.38</text:p>
          </table:table-cell>
          <table:table-cell office:value-type="float" office:value="500.1363778" calcext:value-type="float">
            <text:p>500.136377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time" office:time-value="PT12H37M00S" calcext:value-type="time">
            <text:p>12:37:00 PM</text:p>
          </table:table-cell>
          <table:table-cell office:value-type="float" office:value="4316.99" calcext:value-type="float">
            <text:p>4316.99</text:p>
          </table:table-cell>
          <table:table-cell office:value-type="float" office:value="591.1365019" calcext:value-type="float">
            <text:p>591.136501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1M00S" calcext:value-type="time">
            <text:p>03:21:00 PM</text:p>
          </table:table-cell>
          <table:table-cell office:value-type="float" office:value="3365.45" calcext:value-type="float">
            <text:p>3365.45</text:p>
          </table:table-cell>
          <table:table-cell office:value-type="float" office:value="470.4717145" calcext:value-type="float">
            <text:p>470.471714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8M00S" calcext:value-type="time">
            <text:p>03:18:00 PM</text:p>
          </table:table-cell>
          <table:table-cell office:value-type="float" office:value="3390.97" calcext:value-type="float">
            <text:p>3390.97</text:p>
          </table:table-cell>
          <table:table-cell office:value-type="float" office:value="473.7079057" calcext:value-type="float">
            <text:p>473.707905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32M00S" calcext:value-type="time">
            <text:p>03:32:00 PM</text:p>
          </table:table-cell>
          <table:table-cell office:value-type="float" office:value="3398.58" calcext:value-type="float">
            <text:p>3398.58</text:p>
          </table:table-cell>
          <table:table-cell office:value-type="float" office:value="474.6729298" calcext:value-type="float">
            <text:p>474.672929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8M00S" calcext:value-type="time">
            <text:p>03:28:00 PM</text:p>
          </table:table-cell>
          <table:table-cell office:value-type="float" office:value="3711.07" calcext:value-type="float">
            <text:p>3711.07</text:p>
          </table:table-cell>
          <table:table-cell office:value-type="float" office:value="514.2997867" calcext:value-type="float">
            <text:p>514.299786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09M00S" calcext:value-type="time">
            <text:p>03:09:00 PM</text:p>
          </table:table-cell>
          <table:table-cell office:value-type="float" office:value="3381.47" calcext:value-type="float">
            <text:p>3381.47</text:p>
          </table:table-cell>
          <table:table-cell office:value-type="float" office:value="472.5032107" calcext:value-type="float">
            <text:p>472.503210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25M00S" calcext:value-type="time">
            <text:p>03:25:00 PM</text:p>
          </table:table-cell>
          <table:table-cell office:value-type="float" office:value="3705.99" calcext:value-type="float">
            <text:p>3705.99</text:p>
          </table:table-cell>
          <table:table-cell office:value-type="float" office:value="513.6555919" calcext:value-type="float">
            <text:p>513.655591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4473.74" calcext:value-type="float">
            <text:p>4473.74</text:p>
          </table:table-cell>
          <table:table-cell office:value-type="float" office:value="611.0139694" calcext:value-type="float">
            <text:p>611.0139694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2M00S" calcext:value-type="time">
            <text:p>03:12:00 PM</text:p>
          </table:table-cell>
          <table:table-cell office:value-type="float" office:value="4980.3" calcext:value-type="float">
            <text:p>4980.3</text:p>
          </table:table-cell>
          <table:table-cell office:value-type="float" office:value="675.250843" calcext:value-type="float">
            <text:p>675.250843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time" office:time-value="PT15H15M00S" calcext:value-type="time">
            <text:p>03:15:00 PM</text:p>
          </table:table-cell>
          <table:table-cell office:value-type="float" office:value="7398.6" calcext:value-type="float">
            <text:p>7398.6</text:p>
          </table:table-cell>
          <table:table-cell office:value-type="float" office:value="981.915466" calcext:value-type="float">
            <text:p>981.915466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1M00S" calcext:value-type="time">
            <text:p>06:11:00 PM</text:p>
          </table:table-cell>
          <table:table-cell office:value-type="float" office:value="3281.34" calcext:value-type="float">
            <text:p>3281.34</text:p>
          </table:table-cell>
          <table:table-cell office:value-type="float" office:value="456.234118" calcext:value-type="float">
            <text:p>456.23411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50M00S" calcext:value-type="time">
            <text:p>05:50:00 PM</text:p>
          </table:table-cell>
          <table:table-cell office:value-type="float" office:value="3465.7" calcext:value-type="float">
            <text:p>3465.7</text:p>
          </table:table-cell>
          <table:table-cell office:value-type="float" office:value="479.77689" calcext:value-type="float">
            <text:p>479.77689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0_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3M00S" calcext:value-type="time">
            <text:p>06:23:00 PM</text:p>
          </table:table-cell>
          <table:table-cell office:value-type="float" office:value="3525.6" calcext:value-type="float">
            <text:p>3525.6</text:p>
          </table:table-cell>
          <table:table-cell office:value-type="float" office:value="487.42612" calcext:value-type="float">
            <text:p>487.42612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0M00S" calcext:value-type="time">
            <text:p>06:20:00 PM</text:p>
          </table:table-cell>
          <table:table-cell office:value-type="float" office:value="3810.56" calcext:value-type="float">
            <text:p>3810.56</text:p>
          </table:table-cell>
          <table:table-cell office:value-type="float" office:value="523.815512" calcext:value-type="float">
            <text:p>523.815512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37M00S" calcext:value-type="time">
            <text:p>05:37:00 PM</text:p>
          </table:table-cell>
          <table:table-cell office:value-type="float" office:value="3619.8" calcext:value-type="float">
            <text:p>3619.8</text:p>
          </table:table-cell>
          <table:table-cell office:value-type="float" office:value="499.45546" calcext:value-type="float">
            <text:p>499.45546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1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17M00S" calcext:value-type="time">
            <text:p>06:17:00 PM</text:p>
          </table:table-cell>
          <table:table-cell office:value-type="float" office:value="3825.11" calcext:value-type="float">
            <text:p>3825.11</text:p>
          </table:table-cell>
          <table:table-cell office:value-type="float" office:value="525.673547" calcext:value-type="float">
            <text:p>525.673547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a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8H27M00S" calcext:value-type="time">
            <text:p>06:27:00 PM</text:p>
          </table:table-cell>
          <table:table-cell office:value-type="float" office:value="5216.5" calcext:value-type="float">
            <text:p>5216.5</text:p>
          </table:table-cell>
          <table:table-cell office:value-type="float" office:value="703.35405" calcext:value-type="float">
            <text:p>703.3540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b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1M00S" calcext:value-type="time">
            <text:p>05:41:00 PM</text:p>
          </table:table-cell>
          <table:table-cell office:value-type="float" office:value="5648.5" calcext:value-type="float">
            <text:p>5648.5</text:p>
          </table:table-cell>
          <table:table-cell office:value-type="float" office:value="758.52045" calcext:value-type="float">
            <text:p>758.52045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c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4M00S" calcext:value-type="time">
            <text:p>05:44:00 PM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1245.394578" calcext:value-type="float">
            <text:p>1245.394578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check_st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time" office:time-value="PT17H47M00S" calcext:value-type="time">
            <text:p>05:47:00 PM</text:p>
          </table:table-cell>
          <table:table-cell office:value-type="float" office:value="2944.73" calcext:value-type="float">
            <text:p>2944.73</text:p>
          </table:table-cell>
          <table:table-cell office:value-type="float" office:value="413.249021" calcext:value-type="float">
            <text:p>413.249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0:10:34.289356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0:39:13.808634449</meta:creation-date>
    <meta:generator>LibreOffice/6.0.7.3$Linux_X86_64 LibreOffice_project/00m0$Build-3</meta:generator>
    <dc:date>2019-02-08T10:11:30.807920545</dc:date>
    <meta:editing-duration>PT22M24S</meta:editing-duration>
    <meta:editing-cycles>6</meta:editing-cycles>
    <meta:document-statistic meta:table-count="3" meta:cell-count="10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1.343cm" svg:y="3.951cm" style:legend-expansion="high" chart:style-name="ch2"/>
        <chart:plot-area chart:style-name="ch3" table:cell-range-address="Sheet1.J7:Sheet1.K11 Sheet1.K6:Sheet1.K6" chart:data-source-has-labels="row" svg:x="0.319cm" svg:y="0.179cm" svg:width="10.705cm" svg:height="8.64cm">
          <chartooo:coordinate-region svg:x="1.126cm" svg:y="0.378cm" svg:width="9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11" chart:label-cell-address="Sheet1.K6:Sheet1.K6" chart:class="chart:scatter">
            <chart:domain table:cell-range-address="Sheet1.J7:Sheet1.J11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ncentration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76.9">
                <text:p>7276.9</text:p>
                <draw:g>
                  <svg:desc>Sheet1.J7:Sheet1.J11</svg:desc>
                </draw:g>
              </table:table-cell>
              <table:table-cell office:value-type="float" office:value="1005">
                <text:p>1005</text:p>
                <draw:g>
                  <svg:desc>Sheet1.K7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9.7">
                <text:p>4809.7</text:p>
              </table:table-cell>
              <table:table-cell office:value-type="float" office:value="703.5">
                <text:p>70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8.2">
                <text:p>3378.2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9">
                <text:p>1609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.5">
                <text:p>154.5</text:p>
              </table:table-cell>
              <table:table-cell office:value-type="float" office:value="100.5">
                <text:p>1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legend chart:legend-position="end" svg:x="11.898cm" svg:y="3.951cm" style:legend-expansion="high" chart:style-name="ch2"/>
        <chart:plot-area chart:style-name="ch3" table:cell-range-address="Sheet1_2.J24:Sheet1_2.K29" svg:x="0.319cm" svg:y="0.179cm" svg:width="11.26cm" svg:height="8.641cm">
          <chartooo:coordinate-region svg:x="1.126cm" svg:y="0.379cm" svg:width="9.8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K24:Sheet1_2.K29" chart:class="chart:scatter">
            <chart:domain table:cell-range-address="Sheet1_2.J24:Sheet1_2.J29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4.3">
                <text:p>10004.3</text:p>
                <draw:g>
                  <svg:desc>Sheet1_2.J24:Sheet1_2.J29</svg:desc>
                </draw:g>
              </table:table-cell>
              <table:table-cell office:value-type="float" office:value="1306.5">
                <text:p>1306.5</text:p>
                <draw:g>
                  <svg:desc>Sheet1_2.K24:Sheet1_2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7.7">
                <text:p>7527.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2.5">
                <text:p>5162.5</text:p>
              </table:table-cell>
              <table:table-cell office:value-type="float" office:value="703.5">
                <text:p>70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7">
                <text:p>3622.7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6.37">
                <text:p>2076.37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3">
                <text:p>543</text:p>
              </table:table-cell>
              <table:table-cell office:value-type="float" office:value="100.5">
                <text:p>10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1.343cm" svg:y="3.951cm" style:legend-expansion="high" chart:style-name="ch2"/>
        <chart:plot-area chart:style-name="ch3" table:cell-range-address="Sheet1_2.J6:Sheet1_2.K11" chart:data-source-has-labels="row" svg:x="0.319cm" svg:y="0.179cm" svg:width="10.705cm" svg:height="8.64cm">
          <chartooo:coordinate-region svg:x="1.126cm" svg:y="0.378cm" svg:width="9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K7:Sheet1_2.K11" chart:label-cell-address="Sheet1_2.K6:Sheet1_2.K6" chart:class="chart:scatter">
            <chart:domain table:cell-range-address="Sheet1_2.J7:Sheet1_2.J11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ncentration</text:p>
                <draw:g>
                  <svg:desc>Sheet1_2.K6:Sheet1_2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53.78">
                <text:p>7553.78</text:p>
                <draw:g>
                  <svg:desc>Sheet1_2.J7:Sheet1_2.J11</svg:desc>
                </draw:g>
              </table:table-cell>
              <table:table-cell office:value-type="float" office:value="1005">
                <text:p>1005</text:p>
                <draw:g>
                  <svg:desc>Sheet1_2.K7:Sheet1_2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01.1">
                <text:p>5201.1</text:p>
              </table:table-cell>
              <table:table-cell office:value-type="float" office:value="703.5">
                <text:p>70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7.03">
                <text:p>3657.03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6.6">
                <text:p>2076.6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.9">
                <text:p>393.9</text:p>
              </table:table-cell>
              <table:table-cell office:value-type="float" office:value="100.5">
                <text:p>10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